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52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7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0.379cm"/>
    </style:style>
    <style:style style:name="co17" style:family="table-column">
      <style:table-column-properties fo:break-before="auto" style:column-width="0.471cm"/>
    </style:style>
    <style:style style:name="co18" style:family="table-column">
      <style:table-column-properties fo:break-before="auto" style:column-width="0.584cm"/>
    </style:style>
    <style:style style:name="co19" style:family="table-column">
      <style:table-column-properties fo:break-before="auto" style:column-width="34.294cm"/>
    </style:style>
    <style:style style:name="co20" style:family="table-column">
      <style:table-column-properties fo:break-before="auto" style:column-width="24.1cm"/>
    </style:style>
    <style:style style:name="co21" style:family="table-column">
      <style:table-column-properties fo:break-before="auto" style:column-width="1.016cm"/>
    </style:style>
    <style:style style:name="co22" style:family="table-column">
      <style:table-column-properties fo:break-before="auto" style:column-width="26.871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0.253cm"/>
    </style:style>
    <style:style style:name="co25" style:family="table-column">
      <style:table-column-properties fo:break-before="auto" style:column-width="1.402cm"/>
    </style:style>
    <style:style style:name="co26" style:family="table-column">
      <style:table-column-properties fo:break-before="auto" style:column-width="1.492cm"/>
    </style:style>
    <style:style style:name="co27" style:family="table-column">
      <style:table-column-properties fo:break-before="auto" style:column-width="1.605cm"/>
    </style:style>
    <style:style style:name="co28" style:family="table-column">
      <style:table-column-properties fo:break-before="auto" style:column-width="0.766cm"/>
    </style:style>
    <style:style style:name="co29" style:family="table-column">
      <style:table-column-properties fo:break-before="auto" style:column-width="1.446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0.811cm"/>
    </style:style>
    <style:style style:name="co32" style:family="table-column">
      <style:table-column-properties fo:break-before="auto" style:column-width="2.15cm"/>
    </style:style>
    <style:style style:name="co33" style:family="table-column">
      <style:table-column-properties fo:break-before="auto" style:column-width="37.518cm"/>
    </style:style>
    <style:style style:name="co34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3.313cm" fo:break-before="auto" style:use-optimal-row-height="false"/>
    </style:style>
    <style:style style:name="ro4" style:family="table-row">
      <style:table-row-properties style:row-height="4.001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3.575cm" fo:break-before="auto" style:use-optimal-row-height="fals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3.948cm" fo:break-before="auto" style:use-optimal-row-height="false"/>
    </style:style>
    <style:style style:name="ro9" style:family="table-row">
      <style:table-row-properties style:row-height="3.399cm" fo:break-before="auto" style:use-optimal-row-height="false"/>
    </style:style>
    <style:style style:name="ro10" style:family="table-row">
      <style:table-row-properties style:row-height="3.641cm" fo:break-before="auto" style:use-optimal-row-height="false"/>
    </style:style>
    <style:style style:name="ro11" style:family="table-row">
      <style:table-row-properties style:row-height="0.833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811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788cm" fo:break-before="auto" style:use-optimal-row-height="true"/>
    </style:style>
    <style:style style:name="ro18" style:family="table-row">
      <style:table-row-properties style:row-height="1.1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0"/>
    <style:style style:name="ce7" style:family="table-cell" style:parent-style-name="Default">
      <style:table-cell-properties fo:background-color="#ffbf00" fo:border="0.74pt solid #000000"/>
      <style:text-properties style:use-window-font-color="true"/>
    </style:style>
    <style:style style:name="ce8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22" style:family="table-cell" style:parent-style-name="Default">
      <style:table-cell-properties fo:background-color="transparent" fo:border="0.74pt solid #000000"/>
      <style:text-properties style:use-window-font-color="true"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24" style:family="table-cell" style:parent-style-name="Default">
      <style:table-cell-properties fo:background-color="transparent" fo:border="0.74pt solid #000000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Default">
      <style:table-cell-properties fo:background-color="transparent" fo:border="0.74pt solid #000000"/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fo:wrap-option="wrap" fo:border="0.74pt solid #000000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 style:data-style-name="N11">
      <style:table-cell-properties fo:border="0.74pt solid #000000"/>
    </style:style>
    <style:style style:name="ce40" style:family="table-cell" style:parent-style-name="Default">
      <style:table-cell-properties fo:background-color="#ffbf00" fo:border="0.74pt solid #00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Programació en llenguatges estructurats d'aplicacions de gestió IFC155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494_3: Desenvolupar components programari en llenguatges de programació estructurada.</text:p>
          </table:table-cell>
          <table:table-cell table:style-name="ce27" office:value-type="string" calcext:value-type="string">
            <text:p>0488</text:p>
          </table:table-cell>
          <table:table-cell table:style-name="ce26" office:value-type="string" calcext:value-type="string">
            <text:p>Desenvolupament d’interfícies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Programació amb llenguatges orientats a objectes i bases de dades relacionals IFC080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2">
            <text:p>UC0227_3: Desenvolupar components programari en llenguatges de programació orientats a objectes.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number-columns-repeated="2" table:style-name="ce3"/>
          <table:table-cell table:style-name="ce27" office:value-type="string" calcext:value-type="string">
            <text:p>0486</text:p>
          </table:table-cell>
          <table:table-cell table:style-name="ce26" office:value-type="string" calcext:value-type="string">
            <text:p>Accés a dades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</table:table-row>
        <table:table-row table:style-name="ro1">
          <table:table-cell office:value-type="string" calcext:value-type="string">
            <text:p>Administració i programació en sistemes de planificació de recursos empresarials i de gestió de relacions amb clients IFC363_3</text:p>
          </table:table-cell>
          <table:table-cell office:value-type="string" calcext:value-type="string">
            <text:p>UC1213_3: Instal·lar i configurar sistemes de planificació de recursos empresarials i de gestió de relacions amb clients.</text:p>
          </table:table-cell>
        </table:table-row>
        <table:table-row table:style-name="ro1">
          <table:table-cell office:value-type="string" calcext:value-type="string">
            <text:p>Programació de sistemes informàtics IFC303_3</text:p>
          </table:table-cell>
          <table:table-cell office:value-type="string" calcext:value-type="string">
            <text:p>UC0964_3: Crear elements programari per a la gestió del sistema i els seus recursos</text:p>
          </table:table-cell>
        </table:table-row>
      </table:table>
      <table:table table:name="contribucio_cp" table:style-name="ta1">
        <table:table-column table:style-name="co7" table:default-cell-style-name="ce7"/>
        <table:table-column table:style-name="co8" table:number-columns-repeated="9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10" table:number-columns-repeated="5" table:default-cell-style-name="ce8"/>
        <table:table-column table:style-name="co12" table:default-cell-style-name="ce8"/>
        <table:table-column table:style-name="co10" table:default-cell-style-name="ce8"/>
        <table:table-row table:style-name="ro1">
          <table:table-cell office:value-type="string" calcext:value-type="string">
            <text:p>RE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ñ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484 B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485 PR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486 A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8 DI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2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9 PMDM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0 PSP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1 SGE</text:p>
          </table:table-cell>
          <table:table-cell table:number-columns-repeated="15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92 PIM</text:p>
          </table:table-cell>
          <table:table-cell table:number-columns-repeated="2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20"/>
        </table:table-row>
      </table:table>
      <table:table table:name="contribucio_ra_cp" table:style-name="ta1"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5" table:number-columns-repeated="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1">
          <table:table-cell table:style-name="ce9" office:value-type="string" calcext:value-type="string">
            <text:p>RA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ñ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RA1</text:p>
          </table:table-cell>
          <table:table-cell table:style-name="ce24" table:number-columns-repeated="3"/>
          <table:table-cell table:style-name="ce24" office:value-type="string" calcext:value-type="string">
            <text:p>X</text:p>
          </table:table-cell>
          <table:table-cell table:style-name="ce24" table:number-columns-repeated="16"/>
          <table:table-cell table:number-columns-repeated="2"/>
        </table:table-row>
        <table:table-row table:style-name="ro1">
          <table:table-cell table:style-name="ce9" office:value-type="string" calcext:value-type="string">
            <text:p>RA2</text:p>
          </table:table-cell>
          <table:table-cell table:style-name="ce24" table:number-columns-repeated="3"/>
          <table:table-cell table:number-columns-repeated="2" table:style-name="ce24" office:value-type="string" calcext:value-type="string">
            <text:p>X</text:p>
          </table:table-cell>
          <table:table-cell table:style-name="ce24" table:number-columns-repeated="15"/>
          <table:table-cell table:number-columns-repeated="2"/>
        </table:table-row>
        <table:table-row table:style-name="ro1">
          <table:table-cell table:style-name="ce9" office:value-type="string" calcext:value-type="string">
            <text:p>RA3</text:p>
          </table:table-cell>
          <table:table-cell table:style-name="ce24" table:number-columns-repeated="3"/>
          <table:table-cell table:style-name="ce24" office:value-type="string" calcext:value-type="string">
            <text:p><text:s/>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13"/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9" office:value-type="string" calcext:value-type="string">
            <text:p>RA4</text:p>
          </table:table-cell>
          <table:table-cell table:style-name="ce24" table:number-columns-repeated="4"/>
          <table:table-cell table:style-name="ce24" office:value-type="string" calcext:value-type="string">
            <text:p>X</text:p>
          </table:table-cell>
          <table:table-cell table:style-name="ce24" table:number-columns-repeated="13"/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9" office:value-type="string" calcext:value-type="string">
            <text:p>RA5</text:p>
          </table:table-cell>
          <table:table-cell table:style-name="ce24" table:number-columns-repeated="3"/>
          <table:table-cell table:style-name="ce24" office:value-type="string" calcext:value-type="string">
            <text:p><text:s/>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13"/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2"/>
        </table:table-row>
        <table:table-row table:style-name="ro1">
          <table:table-cell table:style-name="ce9" office:value-type="string" calcext:value-type="string">
            <text:p>RA6</text:p>
          </table:table-cell>
          <table:table-cell table:style-name="ce24" table:number-columns-repeated="4"/>
          <table:table-cell table:style-name="ce24" office:value-type="string" calcext:value-type="string">
            <text:p>X</text:p>
          </table:table-cell>
          <table:table-cell table:style-name="ce24" table:number-columns-repeated="13"/>
          <table:table-cell table:style-name="ce24" office:value-type="string" calcext:value-type="string">
            <text:p>X</text:p>
          </table:table-cell>
          <table:table-cell table:style-name="ce24"/>
          <table:table-cell table:number-columns-repeated="2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22"/>
          <table:table-cell table:style-name="ce29"/>
        </table:table-row>
      </table:table>
      <table:table table:name="ra_ca" table:style-name="ta1">
        <table:table-column table:style-name="co3" table:default-cell-style-name="ce25"/>
        <table:table-column table:style-name="co19" table:default-cell-style-name="ce24"/>
        <table:table-column table:style-name="co20" table:default-cell-style-name="ce24"/>
        <table:table-row table:style-name="ro1">
          <table:table-cell table:style-name="ce11"/>
          <table:table-cell table:style-name="ce11" office:value-type="string" calcext:value-type="string">
            <text:p>Resultat d’Aprenentatge</text:p>
          </table:table-cell>
          <table:table-cell table:style-name="ce11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Reconeix els elements i eines que intervenen en el desenvolupament d'un programa informàtic, analitzant les seues característiques i les fases en les quals actuen fins a arribar a la seua posada en funcionament.</text:p>
          </table:table-cell>
          <table:table-cell office:value-type="string" calcext:value-type="string">
            <text:p>a) Se ha reconocido la relación de los programas con los componentes del sistema informático: memoria, procesador, periféricos, entre otros.</text:p>
            <text:p>b) Se han identificado las fases de desarrollo de una aplicación informática.</text:p>
            <text:p>c) Se han diferenciado los conceptos de código fuente, objeto y ejecutable.</text:p>
            <text:p>d) Se han reconocido las características de la generación de código intermedio para su ejecución en máquinas virtuales.</text:p>
            <text:p>e) Se han clasificado los lenguajes de programación, identificando sus características.</text:p>
            <text:p>f) Se ha evaluado la funcionalidad ofrecida por las herramientas utilizadas en el desarrollo de software.</text:p>
            <text:p>g) Se han identificado las características y escenarios de uso de las metodologías ágiles de desarrollo de software.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Avalua entorns integrats de desenvolupament analitzant les seues característiques per a editar codi font i generar executables.</text:p>
          </table:table-cell>
          <table:table-cell office:value-type="string" calcext:value-type="string">
            <text:p>a) Se han instalado entornos de desarrollo, propietarios y libres. </text:p>
            <text:p>b) Se han añadido y eliminado módulos en el entorno de desarrollo. </text:p>
            <text:p>c) Se ha personalizado y automatizado el entorno de desarrollo. </text:p>
            <text:p>d) Se ha configurado el sistema de actualización del entorno de desarrollo. </text:p>
            <text:p>e) Se han generado ejecutables a partir de código fuente de diferentes lenguajes en </text:p>
            <text:p>un mismo entorno de desarrollo. </text:p>
            <text:p>f) Se han generado ejecutables a partir de un mismo código fuente con varios entornos de desarrollo. </text:p>
            <text:p>g) Se han identificado las características comunes y específicas de diversos entornos de desarrollo. 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Verifica el funcionament de programes dissenyant i realitzant proves.</text:p>
          </table:table-cell>
          <table:table-cell office:value-type="string" calcext:value-type="string">
            <text:p>a) Se han identificado los diferentes tipos de pruebas.</text:p>
            <text:p>b) Se han definido casos de prueba.</text:p>
            <text:p>c) Se han identificado las herramientas de depuración y prueba de aplicaciones ofrecidas por el entorno de desarrollo.</text:p>
            <text:p>d) Se han utilizado herramientas de depuración para definir puntos de ruptura y seguimiento.</text:p>
            <text:p>e) Se han utilizado las herramientas de depuración para examinar y modificar el comportamiento de un programa en tiempo de ejecución.</text:p>
            <text:p>f) Se han efectuado pruebas unitarias de clases y funciones.</text:p>
            <text:p>g) Se han implementado pruebas automáticas.</text:p>
            <text:p>h) Se han documentado las incidencias detectadas.</text:p>
            <text:p>i) Se han utilizado dobles de prueba para aislar los componentes durante las</text:p>
            <text:p>pruebas.</text:p>
          </table:table-cell>
        </table:table-row>
        <table:table-row table:style-name="ro5">
          <table:table-cell office:value-type="string" calcext:value-type="string">
            <text:p>RA4</text:p>
          </table:table-cell>
          <table:table-cell office:value-type="string" calcext:value-type="string">
            <text:p>Optimitza codi emprant les eines disponibles en l'entorn de desenvolupament.</text:p>
          </table:table-cell>
          <table:table-cell office:value-type="string" calcext:value-type="string">
            <text:p>a) Se han identificado los patrones de refactorización más usuales.</text:p>
            <text:p>b) Se han elaborado las pruebas asociadas a la refactorización.</text:p>
            <text:p>c) Se ha revisado el código fuente usando un analizador de código.</text:p>
            <text:p>d) Se han identificado las posibilidades de configuración de un analizador de código.</text:p>
            <text:p>e) Se han aplicado patrones de refactorización con las herramientas que proporciona el entorno de desarrollo.</text:p>
            <text:p>f) Se ha realizado el control de versiones integrado en el entorno de desarrollo.</text:p>
            <text:p>g) Se han utilizado herramientas del entorno de desarrollo para documentar las clases.</text:p>
            <text:p>h) Se han utilizado repositorios remotos para el desarrollo de código colaborativo.</text:p>
            <text:p>i) Se han utilizado herramientas para la integración continua del código.</text:p>
          </table:table-cell>
        </table:table-row>
        <table:table-row table:style-name="ro2">
          <table:table-cell office:value-type="string" calcext:value-type="string">
            <text:p>RA5</text:p>
          </table:table-cell>
          <table:table-cell office:value-type="string" calcext:value-type="string">
            <text:p>Genera diagrames de classes valorant la seua importància en el desenvolupament d'aplicacions i emprant les eines disponibles en l'entorn.</text:p>
          </table:table-cell>
          <table:table-cell office:value-type="string" calcext:value-type="string">
            <text:p>a) Se han identificado los conceptos básicos de la programación orientada a objetos.</text:p>
            <text:p>b) Se han utilizado herramientas para la elaboración de diagramas de clases.</text:p>
            <text:p>c) Se ha interpretado el significado de diagramas de clases.</text:p>
            <text:p>d) Se han trazado diagramas de clases a partir de las especificaciones de las</text:p>
            <text:p>mismas.</text:p>
            <text:p>e) Se ha generado código a partir de un diagrama de clases.</text:p>
            <text:p>f) Se ha generado un diagrama de clases mediante ingeniería inversa.</text:p>
          </table:table-cell>
        </table:table-row>
        <table:table-row table:style-name="ro6">
          <table:table-cell office:value-type="string" calcext:value-type="string">
            <text:p>RA6</text:p>
          </table:table-cell>
          <table:table-cell table:style-name="ce32" office:value-type="string" calcext:value-type="string">
            <text:p>Genera diagrames de classes valorant la seua importància en el desenvolupament d'aplicacions i emprant les eines disponibles en l'entorn.</text:p>
          </table:table-cell>
          <table:table-cell office:value-type="string" calcext:value-type="string">
            <text:p>a) Se han identificado los distintos tipos de diagramas de comportamiento. </text:p>
            <text:p>b) Se ha reconocido el significado de los diagramas de casos de uso. </text:p>
            <text:p>c) Se han interpretado diagramas de interacción. </text:p>
            <text:p>d) Se han elaborado diagramas de interacción sencillos. </text:p>
            <text:p>e) Se ha interpretado el significado de diagramas de actividades. </text:p>
            <text:p>f) Se han elaborado diagramas de actividades sencillos. </text:p>
            <text:p>g) Se han interpretado diagramas de estados.</text:p>
            <text:p>h) Se han planteado diagramas de estados sencillos.</text:p>
          </table:table-cell>
        </table:table-row>
      </table:table>
      <table:table table:name="continguts" table:style-name="ta1">
        <table:table-column table:style-name="co21" table:default-cell-style-name="ce3"/>
        <table:table-column table:style-name="co22" table:default-cell-style-name="ce3"/>
        <table:table-row table:style-name="ro1">
          <table:table-cell table:style-name="ce11" office:value-type="string" calcext:value-type="string">
            <text:p>RA</text:p>
          </table:table-cell>
          <table:table-cell table:style-name="ce11" office:value-type="string" calcext:value-type="string">
            <text:p>Continguts</text:p>
          </table:table-cell>
        </table:table-row>
        <table:table-row table:style-name="ro7">
          <table:table-cell office:value-type="string" calcext:value-type="string">
            <text:p>RA1</text:p>
          </table:table-cell>
          <table:table-cell table:style-name="ce36" office:value-type="string" calcext:value-type="string">
            <text:p>Introducció: Desenvolupament de programari.   </text:p>
            <text:p>  C1.1. Concepte de programa informàtic.</text:p>
            <text:p>  C1.2. Codi font, codi objecte i codi executable; tecnologies de virtualització.   </text:p>
            <text:p>  C1.3. Tipus de llenguatges de programació. Paradigmes.    </text:p>
            <text:p>  C1.4. Característiques dels llenguatges més difosos.     </text:p>
            <text:p>  C1.5. Fases del desenvolupament d'una aplicació: anàlisi, disseny, codificació, proves, documentació, explotació i manteniment, entre altres.     </text:p>
            <text:p>  C1.6. Procés d'obtenció de codi executable a partir del codi font; eines implicades.    </text:p>
            <text:p>  C1.7. Metodologies àgils. Tècniques. Característiques.</text:p>
          </table:table-cell>
        </table:table-row>
        <table:table-row table:style-name="ro8">
          <table:table-cell office:value-type="string" calcext:value-type="string">
            <text:p>RA2</text:p>
          </table:table-cell>
          <table:table-cell table:style-name="ce36" office:value-type="string" calcext:value-type="string">
            <text:p>Entorns de desenvolupament.     </text:p>
            <text:p>  C2.1. Funcions d'un entorn de desenvolupament.     </text:p>
            <text:p>  C2.2. Instal·lació d'un entorn de desenvolupament.     </text:p>
            <text:p>  C2.3. Ús bàsic d'un entorn de desenvolupament.    </text:p>
            <text:p>  C2.4. Personalització de l'entorn de desenvolupament: temes, estils de codificació, mòduls i extensions, entre altres.     </text:p>
            <text:p>  C2.5. Edició de programes.</text:p>
            <text:p/>
            <text:p>La plataforma Java. Eines d’automatització.        </text:p>
            <text:p> C2.6. Generació d'executables en diferents entorns.       </text:p>
            <text:p> C2.7. Eines i automatització. 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table:style-name="Default" office:value-type="string" calcext:value-type="string">
            <text:p>Prova de Software      </text:p>
            <text:p>  C3.1. Planificació de proves.  </text:p>
            <text:p>   C3.2. Tipus de proves: funcionals, estructurals, regressió, entre altres.</text:p>
            <text:p>   C3.3. Procediments i casos de prova.     </text:p>
            <text:p>   C3.4. Proves de codi: cobertura, valors límit, classes d'equivalència, entre altres.  </text:p>
            <text:p>   C3.5. Proves unitàries; eines d'automatització.   </text:p>
            <text:p>   C3.6. Documentació de les incidències.  </text:p>
            <text:p>   C3.7. Dobles de prova. Tipus. Característiques.     </text:p>
            <text:p/>
            <text:p/>
          </table:table-cell>
        </table:table-row>
        <table:table-row table:style-name="ro9">
          <table:table-cell office:value-type="string" calcext:value-type="string">
            <text:p>RA4</text:p>
          </table:table-cell>
          <table:table-cell office:value-type="string" calcext:value-type="string">
            <text:p> </text:p>
            <text:p>Sistemes de control de versions     </text:p>
            <text:p>  C4.2. Analitzadors de codi.</text:p>
            <text:p>  C4.3. Control de versions. Estructura de les eines de control de versions. Repositori. Eines de control de versions. Ús integrat en l'entorn de desenvolupament.          </text:p>
            <text:p>  C4.4. Repositoris remots.     </text:p>
            <text:p>  C4.6. Integració contínua. Eines.</text:p>
            <text:p/>
            <text:p>Documentació. Javadocs.     </text:p>
            <text:p>  C4.5. Documentació. Ús de comentaris. Alternatives.</text:p>
            <text:p/>
            <text:p>Refactorització. Principis SOLID i patrons de disseny.     </text:p>
            <text:p>  C4.1. Refactorització. Concepte. Limitacions. Patrons de refactorització més usuals. Refactorització i proves. Eines d'ajuda a la refactorització</text:p>
          </table:table-cell>
        </table:table-row>
        <table:table-row table:style-name="ro7">
          <table:table-cell office:value-type="string" calcext:value-type="string">
            <text:p>RA5</text:p>
          </table:table-cell>
          <table:table-cell office:value-type="string" calcext:value-type="string">
            <text:p>Anàlisi i disseny orientat a objectes     </text:p>
            <text:p>  C5.1. Classes. Atributs, mètodes i visibilitat.    </text:p>
            <text:p>  C5.2. Objectes. Instanciació.      </text:p>
            <text:p>  C5.3. Relacions. Associació, navegabilitat i multiplicitat. Herència, composició, agregació. Realització i dependència.     </text:p>
            <text:p>  C5.4. Notació dels diagrames de classes.      </text:p>
            <text:p>  C5.5. Eines.    </text:p>
            <text:p>  C5.6. Generació automàtica de codi. Enginyeria inversa.     </text:p>
            <text:p/>
          </table:table-cell>
        </table:table-row>
        <table:table-row table:style-name="ro10">
          <table:table-cell office:value-type="string" calcext:value-type="string">
            <text:p>RA6</text:p>
          </table:table-cell>
          <table:table-cell office:value-type="string" calcext:value-type="string">
            <text:p>Anàlisi i disseny orientat a objectes   </text:p>
            <text:p>  C6.1. Diagrames de comportament. Tipus. Camp d'aplicació.     </text:p>
            <text:p>  C6.2. Diagrama de casos d'ús. Actors, escenari, relació de comunicació.    </text:p>
            <text:p>  C6.3. Diagrama de seqüència. Línia de vida d'un objecte, activació, enviament de missatges.  </text:p>
            <text:p>  C6.4. Diagrama de comunicació. Objectes, missatges.    </text:p>
            <text:p>  C6.5. Diagrama d'activitat. Diagrama d'estats.</text:p>
          </table:table-cell>
        </table:table-row>
      </table:table>
      <table:table table:name="sequenciacio_up_ra" table:style-name="ta1">
        <table:table-column table:style-name="co23" table:default-cell-style-name="ce3"/>
        <table:table-column table:style-name="co24" table:default-cell-style-name="ce3"/>
        <table:table-column table:style-name="co3" table:default-cell-style-name="ce3"/>
        <table:table-column table:style-name="co3" table:default-cell-style-name="Default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5" table:default-cell-style-name="ce3"/>
        <table:table-column table:style-name="co3" table:number-columns-repeated="2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RA1</text:p>
          </table:table-cell>
          <table:table-cell table:style-name="ce11" office:value-type="string" calcext:value-type="string">
            <text:p>RA2</text:p>
          </table:table-cell>
          <table:table-cell table:style-name="ce11" office:value-type="string" calcext:value-type="string">
            <text:p>RA3</text:p>
          </table:table-cell>
          <table:table-cell table:style-name="ce11" office:value-type="string" calcext:value-type="string">
            <text:p>RA4</text:p>
          </table:table-cell>
          <table:table-cell table:style-name="ce11" office:value-type="string" calcext:value-type="string">
            <text:p>RA5</text:p>
          </table:table-cell>
          <table:table-cell table:style-name="ce11" office:value-type="string" calcext:value-type="string">
            <text:p>RA6</text:p>
          </table:table-cell>
          <table:table-cell table:style-name="ce40"/>
          <table:table-cell table:style-name="ce11" office:value-type="string" calcext:value-type="string">
            <text:p>Ho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ducció: Desenvolupament de programari.</text:p>
          </table:table-cell>
          <table:table-cell table:style-name="ce38" office:value-type="string" calcext:value-type="string">
            <text:p>X</text:p>
          </table:table-cell>
          <table:table-cell table:style-name="ce3"/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Entorns de desenvolupament.</text:p>
          </table:table-cell>
          <table:table-cell/>
          <table:table-cell table:style-name="ce3" office:value-type="string" calcext:value-type="string">
            <text:p>RA2.a,</text:p>
            <text:p>RA2.e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2">
          <table:table-cell office:value-type="float" office:value="3" calcext:value-type="float">
            <text:p>3</text:p>
          </table:table-cell>
          <table:table-cell office:value-type="string" calcext:value-type="string">
            <text:p>Sistemes de control de versions</text:p>
          </table:table-cell>
          <table:table-cell table:number-columns-repeated="3"/>
          <table:table-cell office:value-type="string" calcext:value-type="string">
            <text:p>RA4.f, </text:p>
            <text:p>RA4.h, </text:p>
            <text:p>RA4.i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La plataforma Java. Eines d’automatització.</text:p>
          </table:table-cell>
          <table:table-cell/>
          <table:table-cell table:style-name="ce3" office:value-type="string" calcext:value-type="string">
            <text:p>RA2.f, </text:p>
            <text:p>RA2.g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>
            <text:p>Documentació. Javadocs.</text:p>
          </table:table-cell>
          <table:table-cell/>
          <table:table-cell table:style-name="ce3"/>
          <table:table-cell/>
          <table:table-cell office:value-type="string" calcext:value-type="string">
            <text:p>RA4.g, 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5">
          <table:table-cell office:value-type="float" office:value="6" calcext:value-type="float">
            <text:p>6</text:p>
          </table:table-cell>
          <table:table-cell office:value-type="string" calcext:value-type="string">
            <text:p>Prova de Softwar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A4.c, </text:p>
            <text:p>RA4.d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6">
          <table:table-cell office:value-type="float" office:value="7" calcext:value-type="float">
            <text:p>7</text:p>
          </table:table-cell>
          <table:table-cell office:value-type="string" calcext:value-type="string">
            <text:p>Anàlisi i disseny orientat a objectes</text:p>
          </table:table-cell>
          <table:table-cell/>
          <table:table-cell table:style-name="ce3"/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2">
          <table:table-cell office:value-type="float" office:value="8" calcext:value-type="float">
            <text:p>8</text:p>
          </table:table-cell>
          <table:table-cell office:value-type="string" calcext:value-type="string">
            <text:p>Refactorització. Principis SOLID i patrons de disseny.</text:p>
          </table:table-cell>
          <table:table-cell/>
          <table:table-cell table:style-name="ce3"/>
          <table:table-cell/>
          <table:table-cell office:value-type="string" calcext:value-type="string">
            <text:p>RA4.a,</text:p>
            <text:p>RA4.b,  </text:p>
            <text:p>RA4.e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es dels RA/Totals</text:p>
          </table:table-cell>
          <table:table-cell table:style-name="ce39" office:value-type="percentage" office:value="0.1" calcext:value-type="percentage">
            <text:p>10,00 %</text:p>
          </table:table-cell>
          <table:table-cell table:style-name="ce39" office:value-type="percentage" office:value="0.4" calcext:value-type="percentage">
            <text:p>40,00 %</text:p>
          </table:table-cell>
          <table:table-cell table:style-name="ce39" office:value-type="percentage" office:value="0.05" calcext:value-type="percentage">
            <text:p>5,00 %</text:p>
          </table:table-cell>
          <table:table-cell table:style-name="ce39" office:value-type="percentage" office:value="0.3" calcext:value-type="percentage">
            <text:p>30,00 %</text:p>
          </table:table-cell>
          <table:table-cell table:style-name="ce39" office:value-type="percentage" office:value="0.1" calcext:value-type="percentage">
            <text:p>10,00 %</text:p>
          </table:table-cell>
          <table:table-cell table:style-name="ce39" office:value-type="percentage" office:value="0.05" calcext:value-type="percentage">
            <text:p>5,00 %</text:p>
          </table:table-cell>
          <table:table-cell table:style-name="ce39" table:formula="of:=SUM([.C10:.H10])" office:value-type="percentage" office:value="1" calcext:value-type="percentage">
            <text:p>100,00 %</text:p>
          </table:table-cell>
          <table:table-cell table:formula="of:=SUM([.J2:.J9])" office:value-type="float" office:value="96" calcext:value-type="float">
            <text:p>96</text:p>
          </table:table-cell>
        </table:table-row>
        <table:table-row table:style-name="ro1" table:number-rows-repeated="6"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5"/>
          <table:table-cell table:style-name="ce29"/>
        </table:table-row>
      </table:table>
      <table:table table:name="sequenciacio_up_continguts" table:style-name="ta1">
        <table:table-column table:style-name="co23" table:default-cell-style-name="ce3"/>
        <table:table-column table:style-name="co24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2" table:default-cell-style-name="ce3"/>
        <table:table-column table:style-name="co28" table:number-columns-repeated="2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C1</text:p>
          </table:table-cell>
          <table:table-cell table:style-name="ce11" office:value-type="string" calcext:value-type="string">
            <text:p>C2</text:p>
          </table:table-cell>
          <table:table-cell table:style-name="ce11" office:value-type="string" calcext:value-type="string">
            <text:p>C3</text:p>
          </table:table-cell>
          <table:table-cell table:style-name="ce11" office:value-type="string" calcext:value-type="string">
            <text:p>C4</text:p>
          </table:table-cell>
          <table:table-cell table:style-name="ce11" office:value-type="string" calcext:value-type="string">
            <text:p>C5</text:p>
          </table:table-cell>
          <table:table-cell table:style-name="ce11" office:value-type="string" calcext:value-type="string">
            <text:p>C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ducció: Desenvolupament de programari.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7">
          <table:table-cell office:value-type="float" office:value="2" calcext:value-type="float">
            <text:p>2</text:p>
          </table:table-cell>
          <table:table-cell office:value-type="string" calcext:value-type="string">
            <text:p>Entorns de desenvolupament.</text:p>
          </table:table-cell>
          <table:table-cell/>
          <table:table-cell office:value-type="string" calcext:value-type="string">
            <text:p>C2.1 a </text:p>
            <text:p>C2.5</text:p>
          </table:table-cell>
          <table:table-cell table:number-columns-repeated="4"/>
        </table:table-row>
        <table:table-row table:style-name="ro18">
          <table:table-cell office:value-type="float" office:value="3" calcext:value-type="float">
            <text:p>3</text:p>
          </table:table-cell>
          <table:table-cell office:value-type="string" calcext:value-type="string">
            <text:p>Sistemes de control de versions</text:p>
          </table:table-cell>
          <table:table-cell table:number-columns-repeated="3"/>
          <table:table-cell office:value-type="string" calcext:value-type="string">
            <text:p>C4.4,</text:p>
            <text:p>C4.4,</text:p>
            <text:p>C4.6</text:p>
          </table:table-cell>
          <table:table-cell table:number-columns-repeated="2"/>
        </table:table-row>
        <table:table-row table:style-name="ro17">
          <table:table-cell office:value-type="float" office:value="4" calcext:value-type="float">
            <text:p>4</text:p>
          </table:table-cell>
          <table:table-cell office:value-type="string" calcext:value-type="string">
            <text:p>La plataforma Java. Eines d’automatització.</text:p>
          </table:table-cell>
          <table:table-cell/>
          <table:table-cell office:value-type="string" calcext:value-type="string">
            <text:p>C2.6, </text:p>
            <text:p>C2.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ció. Javadocs.</text:p>
          </table:table-cell>
          <table:table-cell table:number-columns-repeated="6"/>
        </table:table-row>
        <table:table-row table:style-name="ro17">
          <table:table-cell office:value-type="float" office:value="6" calcext:value-type="float">
            <text:p>6</text:p>
          </table:table-cell>
          <table:table-cell office:value-type="string" calcext:value-type="string">
            <text:p>Prova de Softwar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4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àlisi i disseny orientat a objecte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actorització. Principis SOLID i patrons de disseny.</text:p>
          </table:table-cell>
          <table:table-cell table:number-columns-repeated="3"/>
          <table:table-cell office:value-type="string" calcext:value-type="string">
            <text:p>C4.1</text:p>
          </table:table-cell>
          <table:table-cell table:number-columns-repeated="2"/>
        </table:table-row>
      </table:table>
      <table:table table:name="temporalització" table:style-name="ta1">
        <table:table-column table:style-name="co31" table:default-cell-style-name="ce3"/>
        <table:table-column table:style-name="co24" table:default-cell-style-name="ce3"/>
        <table:table-column table:style-name="co32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ducció: Desenvolupament de programari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torns de desenvolupamen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stemes de control de vers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 plataforma Java. Eines d’automatització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ció. Javadocs.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va de Software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àlisi i disseny orientat a object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actorització. Principis SOLID i patrons de disseny.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33" table:default-cell-style-name="Default"/>
        <table:table-column table:style-name="co34" table:default-cell-style-name="ce18"/>
        <table:table-column table:style-name="co32" table:default-cell-style-name="ce18"/>
        <table:table-row table:style-name="ro1">
          <table:table-cell table:style-name="ce11" office:value-type="string" calcext:value-type="string">
            <text:p>Resultat d’Aprenentatge</text:p>
          </table:table-cell>
          <table:table-cell table:style-name="ce15" office:value-type="string" calcext:value-type="string">
            <text:p>Pond. Parcial</text:p>
          </table:table-cell>
          <table:table-cell table:style-name="ce15" office:value-type="string" calcext:value-type="string">
            <text:p>Pond. Total</text:p>
          </table:table-cell>
        </table:table-row>
        <table:table-row table:style-name="ro1">
          <table:table-cell table:style-name="ce13" office:value-type="string" calcext:value-type="string">
            <text:p>RA1. Reconeix els elements i eines que intervenen en el desenvolupament d'un programa informàtic, analitzant les seues característiques i les fases en les quals actuen fins a arribar a la seua posada en funcionament.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a) Se ha reconocido la relación de los programas con los componentes del sistema informático: memoria, procesador, periféricos, entre otro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b) Se han identificado las fases de desarrollo de una aplicación informática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c) Se han diferenciado los conceptos de código fuente, objeto y ejecutable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d) Se han reconocido las características de la generación de código intermedio para su ejecución en máquinas virtual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e) Se han clasificado los lenguajes de programación, identificando sus característica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f) Se ha evaluado la funcionalidad ofrecida por las herramientas utilizadas en el desarrollo de software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g) Se han identificado las características y escenarios de uso de las metodologías ágiles de desarrollo de software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/>
          <table:table-cell table:style-name="ce17" table:number-columns-repeated="2"/>
        </table:table-row>
        <table:table-row table:style-name="ro1">
          <table:table-cell table:style-name="ce13" office:value-type="string" calcext:value-type="string">
            <text:p>RA2. Avalua entorns integrats de desenvolupament analitzant les seues característiques per a editar codi font i generar executables.</text:p>
          </table:table-cell>
          <table:table-cell table:style-name="ce17"/>
          <table:table-cell table:style-name="ce17" office:value-type="string" calcext:value-type="string">
            <text:p>40</text:p>
          </table:table-cell>
        </table:table-row>
        <table:table-row table:style-name="ro1">
          <table:table-cell table:style-name="ce14" office:value-type="string" calcext:value-type="string">
            <text:p>a) Se han instalado entornos de desarrollo, propietarios y libres. </text:p>
          </table:table-cell>
          <table:table-cell table:style-name="ce46" office:value-type="string" calcext:value-type="string">
            <text:p>2</text:p>
          </table:table-cell>
          <table:table-cell table:style-name="ce16"/>
        </table:table-row>
        <table:table-row table:style-name="ro1">
          <table:table-cell table:style-name="ce3" office:value-type="string" calcext:value-type="string">
            <text:p>b) Se han añadido y eliminado módulos en el entorno de desarrollo. 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c) Se ha personalizado y automatizado el entorno de desarrollo. 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d) Se ha configurado el sistema de actualización del entorno de desarrollo. </text:p>
          </table:table-cell>
          <table:table-cell table:style-name="ce17" office:value-type="string" calcext:value-type="string">
            <text:p>10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e) Se han generado ejecutables a partir de código fuente de diferentes lenguajes en un mismo entorno de desarrollo. </text:p>
          </table:table-cell>
          <table:table-cell table:style-name="ce17" office:value-type="string" calcext:value-type="string">
            <text:p>10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f) Se han generado ejecutables a partir de un mismo código fuente con varios entornos de desarrollo. </text:p>
          </table:table-cell>
          <table:table-cell table:style-name="ce17" office:value-type="string" calcext:value-type="string">
            <text:p>8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g) Se han identificado las características comunes y específicas de diversos entornos de desarrollo. </text:p>
          </table:table-cell>
          <table:table-cell table:style-name="ce17" office:value-type="string" calcext:value-type="string">
            <text:p>6</text:p>
          </table:table-cell>
          <table:table-cell table:style-name="ce17"/>
        </table:table-row>
        <table:table-row table:style-name="ro1">
          <table:table-cell table:style-name="ce3"/>
          <table:table-cell table:style-name="ce17" table:number-columns-repeated="2"/>
        </table:table-row>
        <table:table-row table:style-name="ro1">
          <table:table-cell table:style-name="ce13" office:value-type="string" calcext:value-type="string">
            <text:p>RA3. Verifica el funcionament de programes dissenyant i realitzant proves.</text:p>
          </table:table-cell>
          <table:table-cell table:style-name="ce16"/>
          <table:table-cell table:style-name="ce16" office:value-type="string" calcext:value-type="string">
            <text:p>5</text:p>
          </table:table-cell>
        </table:table-row>
        <table:table-row table:style-name="ro1">
          <table:table-cell table:style-name="ce3" office:value-type="string" calcext:value-type="string">
            <text:p>a) Se han identificado los diferentes tipos de pruebas.</text:p>
          </table:table-cell>
          <table:table-cell table:style-name="ce17" office:value-type="string" calcext:value-type="string">
            <text:p>0.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b) Se han definido casos de prueba.</text:p>
          </table:table-cell>
          <table:table-cell table:style-name="ce17" office:value-type="string" calcext:value-type="string">
            <text:p>0.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c) Se han identificado las herramientas de depuración y prueba de aplicaciones ofrecidas por el entorno de desarrollo.</text:p>
          </table:table-cell>
          <table:table-cell table:style-name="ce17" office:value-type="string" calcext:value-type="string">
            <text:p>0.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d) Se han utilizado herramientas de depuración para definir puntos de ruptura y seguimiento.</text:p>
          </table:table-cell>
          <table:table-cell table:style-name="ce17" office:value-type="string" calcext:value-type="string">
            <text:p>0.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e) Se han utilizado las herramientas de depuración para examinar y modificar el comportamiento de un programa en tiempo de ejecución.</text:p>
          </table:table-cell>
          <table:table-cell table:style-name="ce17" office:value-type="string" calcext:value-type="string">
            <text:p>0.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f) Se han efectuado pruebas unitarias de clases y funciones.</text:p>
          </table:table-cell>
          <table:table-cell table:style-name="ce17" office:value-type="string" calcext:value-type="string">
            <text:p>0.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g) Se han implementado pruebas automáticas.</text:p>
          </table:table-cell>
          <table:table-cell table:style-name="ce17" office:value-type="string" calcext:value-type="string">
            <text:p>0.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h) Se han documentado las incidencias detectadas.</text:p>
          </table:table-cell>
          <table:table-cell table:style-name="ce17" office:value-type="string" calcext:value-type="string">
            <text:p>0.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i) Se han utilizado dobles de prueba para aislar los componentes durante las pruebas</text:p>
          </table:table-cell>
          <table:table-cell table:style-name="ce17" office:value-type="string" calcext:value-type="string">
            <text:p>0.2</text:p>
          </table:table-cell>
          <table:table-cell table:style-name="ce17"/>
        </table:table-row>
        <table:table-row table:style-name="ro1">
          <table:table-cell table:style-name="ce3"/>
          <table:table-cell table:style-name="ce17" table:number-columns-repeated="2"/>
        </table:table-row>
        <table:table-row table:style-name="ro1">
          <table:table-cell table:style-name="ce13" office:value-type="string" calcext:value-type="string">
            <text:p>RA4. Optimitza codi emprant les eines disponibles en l'entorn de desenvolupament.</text:p>
          </table:table-cell>
          <table:table-cell table:style-name="ce16"/>
          <table:table-cell table:style-name="ce16" office:value-type="string" calcext:value-type="string">
            <text:p>30</text:p>
          </table:table-cell>
        </table:table-row>
        <table:table-row table:style-name="ro1">
          <table:table-cell table:style-name="ce3" office:value-type="string" calcext:value-type="string">
            <text:p>a) Se han identificado los patrones de refactorización más usuales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b) Se han elaborado las pruebas asociadas a la refactorización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c) Se ha revisado el código fuente usando un analizador de código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d) Se han identificado las posibilidades de configuración de un analizador de código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e) Se han aplicado patrones de refactorización con las herramientas que proporciona el entorno de desarrollo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f) Se ha realizado el control de versiones integrado en el entorno de desarrollo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g) Se han utilizado herramientas del entorno de desarrollo para documentar las clases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h) Se han utilizado repositorios remotos para el desarrollo de código colaborativo.</text:p>
          </table:table-cell>
          <table:table-cell table:style-name="ce17" office:value-type="string" calcext:value-type="string">
            <text:p>3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i) Se han utilizado herramientas para la integración continua del código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/>
          <table:table-cell table:style-name="ce17" table:number-columns-repeated="2"/>
        </table:table-row>
        <table:table-row table:style-name="ro1">
          <table:table-cell table:style-name="ce13" office:value-type="string" calcext:value-type="string">
            <text:p>RA5.Genera diagrames de classes valorant la seua importància en el desenvolupament d'aplicacions i emprant les eines disponibles en l'entorn.</text:p>
          </table:table-cell>
          <table:table-cell table:style-name="ce16"/>
          <table:table-cell table:style-name="ce16" office:value-type="string" calcext:value-type="string">
            <text:p>10</text:p>
          </table:table-cell>
        </table:table-row>
        <table:table-row table:style-name="ro1">
          <table:table-cell table:style-name="ce3" office:value-type="string" calcext:value-type="string">
            <text:p>a) Se han identificado los conceptos básicos de la programación orientada a objeto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b) Se han utilizado herramientas para la elaboración de diagramas de clas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c) Se ha interpretado el significado de diagramas de clases.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d) Se han trazado diagramas de clases a partir de las especificaciones de las mismas</text:p>
          </table:table-cell>
          <table:table-cell table:style-name="ce17" office:value-type="string" calcext:value-type="string">
            <text:p>2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e) Se ha generado código a partir de un diagrama de clases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f) Se ha generado un diagrama de clases mediante ingeniería inversa.</text:p>
          </table:table-cell>
          <table:table-cell table:style-name="ce17" office:value-type="string" calcext:value-type="string">
            <text:p>1</text:p>
          </table:table-cell>
          <table:table-cell table:style-name="ce17"/>
        </table:table-row>
        <table:table-row table:style-name="ro1">
          <table:table-cell table:style-name="ce3"/>
          <table:table-cell table:style-name="ce17" table:number-columns-repeated="2"/>
        </table:table-row>
        <table:table-row table:style-name="ro1">
          <table:table-cell table:style-name="ce13" office:value-type="string" calcext:value-type="string">
            <text:p>RA6.Genera diagrames de classes valorant la seua importància en el desenvolupament d'aplicacions i emprant les eines disponibles en l'entorn.</text:p>
          </table:table-cell>
          <table:table-cell table:style-name="ce16"/>
          <table:table-cell table:style-name="ce16" office:value-type="string" calcext:value-type="string">
            <text:p>5</text:p>
          </table:table-cell>
        </table:table-row>
        <table:table-row table:style-name="ro1">
          <table:table-cell table:style-name="ce3" office:value-type="string" calcext:value-type="string">
            <text:p>a) Se han identificado los distintos tipos de diagramas de comportamiento. </text:p>
          </table:table-cell>
          <table:table-cell table:style-name="ce17" office:value-type="string" calcext:value-type="string">
            <text:p>0.1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b) Se ha reconocido el significado de los diagramas de casos de uso. </text:p>
          </table:table-cell>
          <table:table-cell table:style-name="ce17" office:value-type="string" calcext:value-type="string">
            <text:p>0.1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c) Se han interpretado diagramas de interacción. </text:p>
          </table:table-cell>
          <table:table-cell table:style-name="ce17" office:value-type="string" calcext:value-type="string">
            <text:p>0.1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d) Se han elaborado diagramas de interacción sencillos. </text:p>
          </table:table-cell>
          <table:table-cell table:style-name="ce17" office:value-type="string" calcext:value-type="string">
            <text:p>0.1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e) Se ha interpretado el significado de diagramas de actividades. </text:p>
          </table:table-cell>
          <table:table-cell table:style-name="ce17" office:value-type="string" calcext:value-type="string">
            <text:p>0.1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f) Se han elaborado diagramas de actividades sencillos. </text:p>
          </table:table-cell>
          <table:table-cell table:style-name="ce17" office:value-type="string" calcext:value-type="string">
            <text:p>0.1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g) Se han interpretado diagramas de estados.</text:p>
          </table:table-cell>
          <table:table-cell table:style-name="ce17" office:value-type="string" calcext:value-type="string">
            <text:p>0.15</text:p>
          </table:table-cell>
          <table:table-cell table:style-name="ce17"/>
        </table:table-row>
        <table:table-row table:style-name="ro1">
          <table:table-cell table:style-name="ce3" office:value-type="string" calcext:value-type="string">
            <text:p>h) Se han planteado diagramas de estados sencillos.</text:p>
          </table:table-cell>
          <table:table-cell table:style-name="ce17" office:value-type="string" calcext:value-type="string">
            <text:p>0.15</text:p>
          </table:table-cell>
          <table:table-cell table:style-name="ce17"/>
        </table:table-row>
        <table:table-row table:style-name="ro1">
          <table:table-cell table:style-name="ce3"/>
          <table:table-cell table:style-name="ce17" table:number-columns-repeated="2"/>
        </table:table-row>
        <table:table-row table:style-name="ro1" table:number-rows-repeated="104851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3">
      <number:minutes number:style="long"/>
      <number:text>:</number:text>
      <number:seconds number:style="long" number:decimal-places="1"/>
    </number:tim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5P0"/>
    </number:number-style>
    <number:number-style style:name="N15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57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58P0"/>
    </number:number-style>
    <number:number-style style:name="N16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2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6P2" style:volatile="true">
      <number:text loext:blank-width-char="-"> </number:text>
      <number:fill-character> </number:fill-character>
      <number:text loext:blank-width-char="-3">- € </number:text>
    </number:number-style>
    <number:text-style style:name="N166">
      <number:text loext:blank-width-char="-"> </number:text>
      <number:text-content/>
      <number:text loext:blank-width-char="-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70">
      <number:text loext:blank-width-char="-"> </number:text>
      <number:text-content/>
      <number:text loext:blank-width-char="-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4">
      <number:text loext:blank-width-char="-"> </number:text>
      <number:text-content/>
      <number:text loext:blank-width-char="-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 style:data-style-name="N2" text:time-value="10:27:12.5779085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2T06:43:12.532202392</meta:creation-date>
    <dc:date>2025-09-13T11:28:25.583889702</dc:date>
    <meta:editing-duration>P2DT6H37M2S</meta:editing-duration>
    <meta:editing-cycles>85</meta:editing-cycles>
    <meta:generator>LibreOffice/25.2.5.2$Linux_X86_64 LibreOffice_project/fb4792146257752f54eab576deb869869b108571</meta:generator>
    <meta:document-statistic meta:table-count="10" meta:cell-count="413" meta:object-count="0"/>
  </office:meta>
</office:document-meta>
</file>